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17.25" calcext:value-type="float">
            <text:p>117,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60.75" calcext:value-type="float">
            <text:p>260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2364864864865" calcext:value-type="float">
            <text:p>3,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5" calcext:value-type="date" table:number-columns-spanned="1" table:number-rows-spanned="2">
            <text:p>05/07/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227:.C$228])" office:value-type="float" office:value="3.5" calcext:value-type="float" table:number-columns-spanned="1" table:number-rows-spanned="2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6" calcext:value-type="date">
            <text:p>06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0" calcext:value-type="date">
            <text:p>10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1" calcext:value-type="date">
            <text:p>11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3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5" calcext:value-type="date">
            <text:p>15/07/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5T12:01:34.463000000</dc:date>
    <meta:editing-duration>PT14H26M45S</meta:editing-duration>
    <meta:editing-cycles>145</meta:editing-cycles>
    <meta:generator>LibreOffice/7.4.3.2$Windows_X86_64 LibreOffice_project/1048a8393ae2eeec98dff31b5c133c5f1d08b890</meta:generator>
    <meta:document-statistic meta:table-count="1" meta:cell-count="658" meta:object-count="0"/>
  </office:meta>
</office:document-meta>
</file>